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NewRoman" svg:font-family="TimesNewRoman" style:font-family-generic="roman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3cm"/>
    </style:style>
    <style:style style:name="co3" style:family="table-column">
      <style:table-column-properties fo:break-before="auto" style:column-width="4.872cm"/>
    </style:style>
    <style:style style:name="co4" style:family="table-column">
      <style:table-column-properties fo:break-before="auto" style:column-width="2.549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NewRoman" fo:font-size="8pt" fo:language="en" fo:country="US" fo:font-style="normal" fo:text-shadow="none" style:text-underline-style="none" fo:font-weight="normal" style:text-underline-mode="continuous" style:text-line-through-mode="continuous" style:font-name-asian="TimesNewRoman" style:font-size-asian="8pt" style:language-asian="en" style:country-asian="US" style:font-style-asian="normal" style:font-weight-asian="normal" style:font-name-complex="TimesNewRoman" style:font-size-complex="4.55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 style:data-style-name="N109">
      <style:text-properties style:use-window-font-color="true" style:text-outline="false" style:text-line-through-style="none" style:font-name="TimesNewRoman" fo:font-size="8pt" fo:language="en" fo:country="US" fo:font-style="normal" fo:text-shadow="none" style:text-underline-style="none" fo:font-weight="normal" style:text-underline-mode="continuous" style:text-line-through-mode="continuous" style:font-name-asian="TimesNewRoman" style:font-size-asian="8pt" style:language-asian="en" style:country-asian="US" style:font-style-asian="normal" style:font-weight-asian="normal" style:font-name-complex="TimesNewRoman" style:font-size-complex="4.55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09"/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Default"/>
        <table:table-row table:style-name="ro1">
          <table:table-cell office:value-type="string">
            <text:p>Experiment</text:p>
          </table:table-cell>
          <table:table-cell table:style-name="Default" office:value-type="string">
            <text:p>Partial Pressure of Phenol</text:p>
          </table:table-cell>
          <table:table-cell table:style-name="Default"/>
          <table:table-cell table:style-name="Default" office:value-type="string">
            <text:p>Partial Pressure of Hydrogen</text:p>
          </table:table-cell>
          <table:table-cell table:style-name="Default"/>
          <table:table-cell table:style-name="Default" office:value-type="string">
            <text:p>Reaction Rate</text:p>
          </table:table-cell>
          <table:table-cell/>
        </table:table-row>
        <table:table-row table:style-name="ro1">
          <table:table-cell/>
          <table:table-cell table:style-name="Default" office:value-type="string">
            <text:p>Measured</text:p>
          </table:table-cell>
          <table:table-cell table:style-name="Default" office:value-type="string">
            <text:p>Adj</text:p>
          </table:table-cell>
          <table:table-cell table:style-name="Default" office:value-type="string">
            <text:p>Measured</text:p>
          </table:table-cell>
          <table:table-cell table:style-name="Default" office:value-type="string">
            <text:p>Adj</text:p>
          </table:table-cell>
          <table:table-cell table:style-name="Default" office:value-type="string">
            <text:p>Measured</text:p>
          </table:table-cell>
          <table:table-cell office:value-type="string">
            <text:p>Adj</text:p>
          </table:table-cell>
        </table:table-row>
        <table:table-row table:style-name="ro1">
          <table:table-cell/>
          <table:table-cell table:style-name="Default" office:value-type="string">
            <text:p>x1</text:p>
          </table:table-cell>
          <table:table-cell table:style-name="Default"/>
          <table:table-cell table:style-name="Default" office:value-type="string">
            <text:p>x2</text:p>
          </table:table-cell>
          <table:table-cell table:style-name="Default"/>
          <table:table-cell table:style-name="Default" office:value-type="string">
            <text:p>x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0.015">
            <text:p>0,0150</text:p>
          </table:table-cell>
          <table:table-cell office:value-type="float" office:value="0.018">
            <text:p>0,0180</text:p>
          </table:table-cell>
          <table:table-cell office:value-type="float" office:value="0.235">
            <text:p>0,2350</text:p>
          </table:table-cell>
          <table:table-cell office:value-type="float" office:value="0.236">
            <text:p>0,2360</text:p>
          </table:table-cell>
          <table:table-cell office:value-type="float" office:value="6.25">
            <text:p>6,2500</text:p>
          </table:table-cell>
          <table:table-cell office:value-type="float" office:value="2.52">
            <text:p>2,5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0.03">
            <text:p>0,0300</text:p>
          </table:table-cell>
          <table:table-cell office:value-type="float" office:value="0.031">
            <text:p>0,0310</text:p>
          </table:table-cell>
          <table:table-cell table:number-columns-repeated="2" office:value-type="float" office:value="0.22">
            <text:p>0,2200</text:p>
          </table:table-cell>
          <table:table-cell office:value-type="float" office:value="4.9">
            <text:p>4,9000</text:p>
          </table:table-cell>
          <table:table-cell office:value-type="float" office:value="3.1">
            <text:p>3,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0.045">
            <text:p>0,0450</text:p>
          </table:table-cell>
          <table:table-cell office:value-type="float" office:value="0.045">
            <text:p>0,0450</text:p>
          </table:table-cell>
          <table:table-cell table:number-columns-repeated="2" office:value-type="float" office:value="0.205">
            <text:p>0,2050</text:p>
          </table:table-cell>
          <table:table-cell office:value-type="float" office:value="2.9">
            <text:p>2,9000</text:p>
          </table:table-cell>
          <table:table-cell office:value-type="float" office:value="3.2">
            <text:p>3,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0.1">
            <text:p>0,1000</text:p>
          </table:table-cell>
          <table:table-cell office:value-type="float" office:value="0.1">
            <text:p>0,1000</text:p>
          </table:table-cell>
          <table:table-cell table:number-columns-repeated="2" office:value-type="float" office:value="0.15">
            <text:p>0,1500</text:p>
          </table:table-cell>
          <table:table-cell office:value-type="float" office:value="1.75">
            <text:p>1,7500</text:p>
          </table:table-cell>
          <table:table-cell office:value-type="float" office:value="1.94">
            <text:p>1,9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0.18">
            <text:p>0,1800</text:p>
          </table:table-cell>
          <table:table-cell office:value-type="float" office:value="0.18">
            <text:p>0,1800</text:p>
          </table:table-cell>
          <table:table-cell table:number-columns-repeated="2" office:value-type="float" office:value="0.07">
            <text:p>0,0700</text:p>
          </table:table-cell>
          <table:table-cell office:value-type="float" office:value="0.3">
            <text:p>0,3000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0.015">
            <text:p>0,0150</text:p>
          </table:table-cell>
          <table:table-cell office:value-type="float" office:value="0.023">
            <text:p>0,0230</text:p>
          </table:table-cell>
          <table:table-cell office:value-type="float" office:value="0.485">
            <text:p>0,4850</text:p>
          </table:table-cell>
          <table:table-cell office:value-type="float" office:value="0.486">
            <text:p>0,4860</text:p>
          </table:table-cell>
          <table:table-cell office:value-type="float" office:value="12.3">
            <text:p>12,3000</text:p>
          </table:table-cell>
          <table:table-cell office:value-type="float" office:value="8.85">
            <text:p>8,8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0.03">
            <text:p>0,0300</text:p>
          </table:table-cell>
          <table:table-cell office:value-type="float" office:value="0.035">
            <text:p>0,0350</text:p>
          </table:table-cell>
          <table:table-cell office:value-type="float" office:value="0.47">
            <text:p>0,4700</text:p>
          </table:table-cell>
          <table:table-cell office:value-type="float" office:value="0.471">
            <text:p>0,4710</text:p>
          </table:table-cell>
          <table:table-cell office:value-type="float" office:value="14">
            <text:p>14,0000</text:p>
          </table:table-cell>
          <table:table-cell office:value-type="float" office:value="10.79">
            <text:p>10,7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0.045">
            <text:p>0,0450</text:p>
          </table:table-cell>
          <table:table-cell office:value-type="float" office:value="0.038">
            <text:p>0,0380</text:p>
          </table:table-cell>
          <table:table-cell office:value-type="float" office:value="0.455">
            <text:p>0,4550</text:p>
          </table:table-cell>
          <table:table-cell office:value-type="float" office:value="0.453">
            <text:p>0,4530</text:p>
          </table:table-cell>
          <table:table-cell office:value-type="float" office:value="5">
            <text:p>5,0000</text:p>
          </table:table-cell>
          <table:table-cell office:value-type="float" office:value="10.74">
            <text:p>10,7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0.045">
            <text:p>0,0450</text:p>
          </table:table-cell>
          <table:table-cell office:value-type="float" office:value="0.047">
            <text:p>0,0470</text:p>
          </table:table-cell>
          <table:table-cell office:value-type="float" office:value="0.455">
            <text:p>0,4550</text:p>
          </table:table-cell>
          <table:table-cell office:value-type="float" office:value="0.456">
            <text:p>0,4560</text:p>
          </table:table-cell>
          <table:table-cell office:value-type="float" office:value="14.2">
            <text:p>14,2000</text:p>
          </table:table-cell>
          <table:table-cell office:value-type="float" office:value="11.78">
            <text:p>11,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0.1">
            <text:p>0,1000</text:p>
          </table:table-cell>
          <table:table-cell office:value-type="float" office:value="0.1">
            <text:p>0,1000</text:p>
          </table:table-cell>
          <table:table-cell table:number-columns-repeated="2" office:value-type="float" office:value="0.4">
            <text:p>0,4000</text:p>
          </table:table-cell>
          <table:table-cell office:value-type="float" office:value="10.81">
            <text:p>10,8100</text:p>
          </table:table-cell>
          <table:table-cell office:value-type="float" office:value="10.8">
            <text:p>10,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0.143">
            <text:p>0,1430</text:p>
          </table:table-cell>
          <table:table-cell office:value-type="float" office:value="0.143">
            <text:p>0,1430</text:p>
          </table:table-cell>
          <table:table-cell table:number-columns-repeated="2" office:value-type="float" office:value="0.357">
            <text:p>0,3570</text:p>
          </table:table-cell>
          <table:table-cell office:value-type="float" office:value="7.81">
            <text:p>7,8100</text:p>
          </table:table-cell>
          <table:table-cell office:value-type="float" office:value="8.15">
            <text:p>8,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0.167">
            <text:p>0,1670</text:p>
          </table:table-cell>
          <table:table-cell office:value-type="float" office:value="0.167">
            <text:p>0,1670</text:p>
          </table:table-cell>
          <table:table-cell table:number-columns-repeated="2" office:value-type="float" office:value="0.333">
            <text:p>0,3330</text:p>
          </table:table-cell>
          <table:table-cell office:value-type="float" office:value="6.41">
            <text:p>6,4100</text:p>
          </table:table-cell>
          <table:table-cell office:value-type="float" office:value="6.75">
            <text:p>6,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0.25">
            <text:p>0,2500</text:p>
          </table:table-cell>
          <table:table-cell table:number-columns-repeated="3" office:value-type="float" office:value="0.25">
            <text:p>0,2500</text:p>
          </table:table-cell>
          <table:table-cell office:value-type="float" office:value="3.9">
            <text:p>3,9000</text:p>
          </table:table-cell>
          <table:table-cell office:value-type="float" office:value="3.08">
            <text:p>3,0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0.333">
            <text:p>0,3330</text:p>
          </table:table-cell>
          <table:table-cell office:value-type="float" office:value="0.333">
            <text:p>0,3330</text:p>
          </table:table-cell>
          <table:table-cell table:number-columns-repeated="2" office:value-type="float" office:value="0.167">
            <text:p>0,1670</text:p>
          </table:table-cell>
          <table:table-cell office:value-type="float" office:value="3.6">
            <text:p>3,6000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float" office:value="0.03">
            <text:p>0,0300</text:p>
          </table:table-cell>
          <table:table-cell office:value-type="float" office:value="0.023">
            <text:p>0,0230</text:p>
          </table:table-cell>
          <table:table-cell table:number-columns-repeated="2" office:value-type="float" office:value="0.72">
            <text:p>0,7200</text:p>
          </table:table-cell>
          <table:table-cell office:value-type="float" office:value="13">
            <text:p>13,0000</text:p>
          </table:table-cell>
          <table:table-cell table:style-name="ce4" office:value-type="float" office:value="14.72">
            <text:p>14,72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float" office:value="0.045">
            <text:p>0,0450</text:p>
          </table:table-cell>
          <table:table-cell office:value-type="float" office:value="0.044">
            <text:p>0,0440</text:p>
          </table:table-cell>
          <table:table-cell table:number-columns-repeated="2" office:value-type="float" office:value="0.705">
            <text:p>0,7050</text:p>
          </table:table-cell>
          <table:table-cell office:value-type="float" office:value="20">
            <text:p>20,0000</text:p>
          </table:table-cell>
          <table:table-cell table:style-name="ce4" office:value-type="float" office:value="20.74">
            <text:p>20,74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float" office:value="0.1">
            <text:p>0,1000</text:p>
          </table:table-cell>
          <table:table-cell office:value-type="float" office:value="0.1">
            <text:p>0,1000</text:p>
          </table:table-cell>
          <table:table-cell office:value-type="float" office:value="0.65">
            <text:p>0,6500</text:p>
          </table:table-cell>
          <table:table-cell office:value-type="float" office:value="0.648">
            <text:p>0,6480</text:p>
          </table:table-cell>
          <table:table-cell office:value-type="float" office:value="19.81">
            <text:p>19,8100</text:p>
          </table:table-cell>
          <table:table-cell table:style-name="ce4" office:value-type="float" office:value="22.44">
            <text:p>22,44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float" office:value="0.18">
            <text:p>0,1800</text:p>
          </table:table-cell>
          <table:table-cell office:value-type="float" office:value="0.18">
            <text:p>0,1800</text:p>
          </table:table-cell>
          <table:table-cell table:number-columns-repeated="2" office:value-type="float" office:value="0.57">
            <text:p>0,5700</text:p>
          </table:table-cell>
          <table:table-cell office:value-type="float" office:value="15.1">
            <text:p>15,1000</text:p>
          </table:table-cell>
          <table:table-cell table:style-name="ce4" office:value-type="float" office:value="15.94">
            <text:p>15,94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float" office:value="0.24">
            <text:p>0,2400</text:p>
          </table:table-cell>
          <table:table-cell office:value-type="float" office:value="0.241">
            <text:p>0,2410</text:p>
          </table:table-cell>
          <table:table-cell office:value-type="float" office:value="0.51">
            <text:p>0,5100</text:p>
          </table:table-cell>
          <table:table-cell office:value-type="float" office:value="0.509">
            <text:p>0,5090</text:p>
          </table:table-cell>
          <table:table-cell office:value-type="float" office:value="8.9">
            <text:p>8,9000</text:p>
          </table:table-cell>
          <table:table-cell table:style-name="ce4" office:value-type="float" office:value="11.17">
            <text:p>11,17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0.3">
            <text:p>0,3000</text:p>
          </table:table-cell>
          <table:table-cell office:value-type="float" office:value="0.3">
            <text:p>0,3000</text:p>
          </table:table-cell>
          <table:table-cell table:number-columns-repeated="2" office:value-type="float" office:value="0.45">
            <text:p>0,4500</text:p>
          </table:table-cell>
          <table:table-cell office:value-type="float" office:value="7.5">
            <text:p>7,5000</text:p>
          </table:table-cell>
          <table:table-cell table:style-name="ce4" office:value-type="float" office:value="7.56">
            <text:p>7,56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float" office:value="0.36">
            <text:p>0,3600</text:p>
          </table:table-cell>
          <table:table-cell office:value-type="float" office:value="0.36">
            <text:p>0,3600</text:p>
          </table:table-cell>
          <table:table-cell office:value-type="float" office:value="0.39">
            <text:p>0,3900</text:p>
          </table:table-cell>
          <table:table-cell office:value-type="float" office:value="0.389">
            <text:p>0,3890</text:p>
          </table:table-cell>
          <table:table-cell office:value-type="float" office:value="2">
            <text:p>2,0000</text:p>
          </table:table-cell>
          <table:table-cell table:style-name="ce4" office:value-type="float" office:value="4.89">
            <text:p>4,89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float" office:value="0.026">
            <text:p>0,0260</text:p>
          </table:table-cell>
          <table:table-cell office:value-type="float" office:value="0.015">
            <text:p>0,0150</text:p>
          </table:table-cell>
          <table:table-cell table:number-columns-repeated="2" office:value-type="float" office:value="0.974">
            <text:p>0,9740</text:p>
          </table:table-cell>
          <table:table-cell office:value-type="float" office:value="13">
            <text:p>13,0000</text:p>
          </table:table-cell>
          <table:table-cell table:style-name="ce4" office:value-type="float" office:value="14.56">
            <text:p>14,56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float" office:value="0.05">
            <text:p>0,0500</text:p>
          </table:table-cell>
          <table:table-cell office:value-type="float" office:value="0.05">
            <text:p>0,0500</text:p>
          </table:table-cell>
          <table:table-cell office:value-type="float" office:value="0.95">
            <text:p>0,9500</text:p>
          </table:table-cell>
          <table:table-cell office:value-type="float" office:value="0.949">
            <text:p>0,9490</text:p>
          </table:table-cell>
          <table:table-cell office:value-type="float" office:value="30">
            <text:p>30,0000</text:p>
          </table:table-cell>
          <table:table-cell table:style-name="ce4" office:value-type="float" office:value="30.59">
            <text:p>30,59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float" office:value="0.1">
            <text:p>0,1000</text:p>
          </table:table-cell>
          <table:table-cell office:value-type="float" office:value="0.1">
            <text:p>0,1000</text:p>
          </table:table-cell>
          <table:table-cell office:value-type="float" office:value="0.9">
            <text:p>0,9000</text:p>
          </table:table-cell>
          <table:table-cell office:value-type="float" office:value="0.901">
            <text:p>0,9010</text:p>
          </table:table-cell>
          <table:table-cell office:value-type="float" office:value="37.5">
            <text:p>37,5000</text:p>
          </table:table-cell>
          <table:table-cell table:style-name="ce4" office:value-type="float" office:value="34.86">
            <text:p>34,86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4" office:value-type="float" office:value="0.25">
            <text:p>0,2500</text:p>
          </table:table-cell>
          <table:table-cell office:value-type="float" office:value="0.248">
            <text:p>0,2480</text:p>
          </table:table-cell>
          <table:table-cell office:value-type="float" office:value="0.75">
            <text:p>0,7500</text:p>
          </table:table-cell>
          <table:table-cell office:value-type="float" office:value="0.752">
            <text:p>0,7520</text:p>
          </table:table-cell>
          <table:table-cell office:value-type="float" office:value="25">
            <text:p>25,0000</text:p>
          </table:table-cell>
          <table:table-cell table:style-name="ce4" office:value-type="float" office:value="20.62">
            <text:p>20,62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4" office:value-type="float" office:value="0.15">
            <text:p>0,1500</text:p>
          </table:table-cell>
          <table:table-cell office:value-type="float" office:value="0.15">
            <text:p>0,1500</text:p>
          </table:table-cell>
          <table:table-cell table:number-columns-repeated="2" office:value-type="float" office:value="0.85">
            <text:p>0,8500</text:p>
          </table:table-cell>
          <table:table-cell office:value-type="float" office:value="31.5">
            <text:p>31,5000</text:p>
          </table:table-cell>
          <table:table-cell table:style-name="ce4" office:value-type="float" office:value="31.03">
            <text:p>31,03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4" office:value-type="float" office:value="0.333">
            <text:p>0,3330</text:p>
          </table:table-cell>
          <table:table-cell office:value-type="float" office:value="0.334">
            <text:p>0,3340</text:p>
          </table:table-cell>
          <table:table-cell office:value-type="float" office:value="0.667">
            <text:p>0,6670</text:p>
          </table:table-cell>
          <table:table-cell office:value-type="float" office:value="0.666">
            <text:p>0,6660</text:p>
          </table:table-cell>
          <table:table-cell office:value-type="float" office:value="10">
            <text:p>10,0000</text:p>
          </table:table-cell>
          <table:table-cell table:style-name="ce4" office:value-type="float" office:value="13.44">
            <text:p>13,44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4" office:value-type="float" office:value="0.5">
            <text:p>0,5000</text:p>
          </table:table-cell>
          <table:table-cell table:number-columns-repeated="3" office:value-type="float" office:value="0.5">
            <text:p>0,5000</text:p>
          </table:table-cell>
          <table:table-cell office:value-type="float" office:value="4">
            <text:p>4,0000</text:p>
          </table:table-cell>
          <table:table-cell table:style-name="ce4" office:value-type="float" office:value="5.32">
            <text:p>5,320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2"/>
          <table:table-cell/>
          <table:table-cell table:style-name="Default" table:number-columns-repeated="4"/>
          <table:table-cell/>
        </table:table-row>
        <table:table-row table:style-name="ro1" table:number-rows-repeated="14"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/>
        </table:table-row>
      </table:table>
      <table:table table:name="Planilha2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4"/>
        <table:table-row table:style-name="ro1">
          <table:table-cell office:value-type="string">
            <text:p>Experiment</text:p>
          </table:table-cell>
          <table:table-cell table:style-name="Default" office:value-type="string">
            <text:p>Partial Pressure of Phenol</text:p>
          </table:table-cell>
          <table:table-cell table:style-name="Default" office:value-type="string">
            <text:p>Partial Pressure of Hydrogen</text:p>
          </table:table-cell>
          <table:table-cell table:style-name="Default" office:value-type="string">
            <text:p>Reaction Rate</text:p>
          </table:table-cell>
        </table:table-row>
        <table:table-row table:style-name="ro1">
          <table:table-cell/>
          <table:table-cell table:number-columns-repeated="3" table:style-name="Default" office:value-type="string">
            <text:p>Measured</text:p>
          </table:table-cell>
        </table:table-row>
        <table:table-row table:style-name="ro1">
          <table:table-cell/>
          <table:table-cell table:style-name="Default" office:value-type="string">
            <text:p>x1</text:p>
          </table:table-cell>
          <table:table-cell table:style-name="Default" office:value-type="string">
            <text:p>x2</text:p>
          </table:table-cell>
          <table:table-cell table:style-name="Default" office:value-type="string">
            <text:p>y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0.015">
            <text:p>0,0150</text:p>
          </table:table-cell>
          <table:table-cell office:value-type="float" office:value="0.235">
            <text:p>0,2350</text:p>
          </table:table-cell>
          <table:table-cell office:value-type="float" office:value="6.25">
            <text:p>6,25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3">
            <text:p>0,0300</text:p>
          </table:table-cell>
          <table:table-cell office:value-type="float" office:value="0.22">
            <text:p>0,2200</text:p>
          </table:table-cell>
          <table:table-cell office:value-type="float" office:value="4.9">
            <text:p>4,9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45">
            <text:p>0,0450</text:p>
          </table:table-cell>
          <table:table-cell office:value-type="float" office:value="0.205">
            <text:p>0,2050</text:p>
          </table:table-cell>
          <table:table-cell office:value-type="float" office:value="2.9">
            <text:p>2,9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">
            <text:p>0,1000</text:p>
          </table:table-cell>
          <table:table-cell office:value-type="float" office:value="0.15">
            <text:p>0,1500</text:p>
          </table:table-cell>
          <table:table-cell office:value-type="float" office:value="1.75">
            <text:p>1,75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8">
            <text:p>0,1800</text:p>
          </table:table-cell>
          <table:table-cell office:value-type="float" office:value="0.07">
            <text:p>0,0700</text:p>
          </table:table-cell>
          <table:table-cell office:value-type="float" office:value="0.3">
            <text:p>0,3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5">
            <text:p>0,0150</text:p>
          </table:table-cell>
          <table:table-cell office:value-type="float" office:value="0.485">
            <text:p>0,4850</text:p>
          </table:table-cell>
          <table:table-cell office:value-type="float" office:value="12.3">
            <text:p>12,3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3">
            <text:p>0,0300</text:p>
          </table:table-cell>
          <table:table-cell office:value-type="float" office:value="0.47">
            <text:p>0,4700</text:p>
          </table:table-cell>
          <table:table-cell office:value-type="float" office:value="14">
            <text:p>14,0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45">
            <text:p>0,0450</text:p>
          </table:table-cell>
          <table:table-cell office:value-type="float" office:value="0.455">
            <text:p>0,4550</text:p>
          </table:table-cell>
          <table:table-cell office:value-type="float" office:value="5">
            <text:p>5,0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45">
            <text:p>0,0450</text:p>
          </table:table-cell>
          <table:table-cell office:value-type="float" office:value="0.455">
            <text:p>0,4550</text:p>
          </table:table-cell>
          <table:table-cell office:value-type="float" office:value="14.2">
            <text:p>14,2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">
            <text:p>0,1000</text:p>
          </table:table-cell>
          <table:table-cell office:value-type="float" office:value="0.4">
            <text:p>0,4000</text:p>
          </table:table-cell>
          <table:table-cell office:value-type="float" office:value="10.81">
            <text:p>10,81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43">
            <text:p>0,1430</text:p>
          </table:table-cell>
          <table:table-cell office:value-type="float" office:value="0.357">
            <text:p>0,3570</text:p>
          </table:table-cell>
          <table:table-cell office:value-type="float" office:value="7.81">
            <text:p>7,81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67">
            <text:p>0,1670</text:p>
          </table:table-cell>
          <table:table-cell office:value-type="float" office:value="0.333">
            <text:p>0,3330</text:p>
          </table:table-cell>
          <table:table-cell office:value-type="float" office:value="6.41">
            <text:p>6,41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.25">
            <text:p>0,2500</text:p>
          </table:table-cell>
          <table:table-cell office:value-type="float" office:value="3.9">
            <text:p>3,9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333">
            <text:p>0,3330</text:p>
          </table:table-cell>
          <table:table-cell office:value-type="float" office:value="0.167">
            <text:p>0,1670</text:p>
          </table:table-cell>
          <table:table-cell office:value-type="float" office:value="3.6">
            <text:p>3,6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float" office:value="0.03">
            <text:p>0,0300</text:p>
          </table:table-cell>
          <table:table-cell office:value-type="float" office:value="0.72">
            <text:p>0,7200</text:p>
          </table:table-cell>
          <table:table-cell office:value-type="float" office:value="13">
            <text:p>13,0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float" office:value="0.045">
            <text:p>0,0450</text:p>
          </table:table-cell>
          <table:table-cell office:value-type="float" office:value="0.705">
            <text:p>0,7050</text:p>
          </table:table-cell>
          <table:table-cell office:value-type="float" office:value="20">
            <text:p>20,0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float" office:value="0.1">
            <text:p>0,1000</text:p>
          </table:table-cell>
          <table:table-cell office:value-type="float" office:value="0.65">
            <text:p>0,6500</text:p>
          </table:table-cell>
          <table:table-cell office:value-type="float" office:value="19.81">
            <text:p>19,81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float" office:value="0.18">
            <text:p>0,1800</text:p>
          </table:table-cell>
          <table:table-cell office:value-type="float" office:value="0.57">
            <text:p>0,5700</text:p>
          </table:table-cell>
          <table:table-cell office:value-type="float" office:value="15.1">
            <text:p>15,1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float" office:value="0.24">
            <text:p>0,2400</text:p>
          </table:table-cell>
          <table:table-cell office:value-type="float" office:value="0.51">
            <text:p>0,5100</text:p>
          </table:table-cell>
          <table:table-cell office:value-type="float" office:value="8.9">
            <text:p>8,9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0.3">
            <text:p>0,3000</text:p>
          </table:table-cell>
          <table:table-cell office:value-type="float" office:value="0.45">
            <text:p>0,4500</text:p>
          </table:table-cell>
          <table:table-cell office:value-type="float" office:value="7.5">
            <text:p>7,5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float" office:value="0.36">
            <text:p>0,3600</text:p>
          </table:table-cell>
          <table:table-cell office:value-type="float" office:value="0.39">
            <text:p>0,3900</text:p>
          </table:table-cell>
          <table:table-cell office:value-type="float" office:value="2">
            <text:p>2,0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float" office:value="0.026">
            <text:p>0,0260</text:p>
          </table:table-cell>
          <table:table-cell office:value-type="float" office:value="0.974">
            <text:p>0,9740</text:p>
          </table:table-cell>
          <table:table-cell office:value-type="float" office:value="13">
            <text:p>13,0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float" office:value="0.05">
            <text:p>0,0500</text:p>
          </table:table-cell>
          <table:table-cell office:value-type="float" office:value="0.95">
            <text:p>0,9500</text:p>
          </table:table-cell>
          <table:table-cell office:value-type="float" office:value="30">
            <text:p>30,0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float" office:value="0.1">
            <text:p>0,1000</text:p>
          </table:table-cell>
          <table:table-cell office:value-type="float" office:value="0.9">
            <text:p>0,9000</text:p>
          </table:table-cell>
          <table:table-cell office:value-type="float" office:value="37.5">
            <text:p>37,5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25">
            <text:p>0,2500</text:p>
          </table:table-cell>
          <table:table-cell office:value-type="float" office:value="0.75">
            <text:p>0,7500</text:p>
          </table:table-cell>
          <table:table-cell office:value-type="float" office:value="25">
            <text:p>25,0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5">
            <text:p>0,1500</text:p>
          </table:table-cell>
          <table:table-cell office:value-type="float" office:value="0.85">
            <text:p>0,8500</text:p>
          </table:table-cell>
          <table:table-cell office:value-type="float" office:value="31.5">
            <text:p>31,5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333">
            <text:p>0,3330</text:p>
          </table:table-cell>
          <table:table-cell office:value-type="float" office:value="0.667">
            <text:p>0,6670</text:p>
          </table:table-cell>
          <table:table-cell office:value-type="float" office:value="10">
            <text:p>10,0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.5">
            <text:p>0,5000</text:p>
          </table:table-cell>
          <table:table-cell office:value-type="float" office:value="4">
            <text:p>4,0000</text:p>
          </table:table-cell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NewRoman" svg:font-family="TimesNewRoman" style:font-family-generic="roman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19/12/2012</text:date>, <text:time>14:00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2-12-18T15:50:57</meta:creation-date>
    <dc:date>2012-12-19T14:00:26</dc:date>
    <meta:editing-cycles>7</meta:editing-cycles>
    <meta:editing-duration>PT3H24M3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3" meta:cell-count="331"/>
  </office:meta>
</office:document-meta>
</file>